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Arial" fo:background-color="transparent"/>
    </style:style>
    <style:style style:name="P2" style:family="paragraph" style:parent-style-name="Standard">
      <style:text-properties fo:color="#0000ff" style:font-name="Arial" fo:font-weight="bold" fo:background-color="transparent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fo:color="#008000" style:font-name="Arial" fo:font-weight="normal" fo:background-color="transparent" style:font-weight-asian="normal" style:font-weight-complex="normal"/>
    </style:style>
    <style:style style:name="P6" style:family="paragraph" style:parent-style-name="Standard">
      <style:text-properties fo:color="#008000" style:font-name="Arial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 fo:background-color="transparent"/>
    </style:style>
    <style:style style:name="P8" style:family="paragraph" style:parent-style-name="Standard">
      <style:text-properties style:use-window-font-color="true" style:font-name="Arial"/>
    </style:style>
    <style:style style:name="P9" style:family="paragraph" style:parent-style-name="Standard">
      <style:text-properties style:use-window-font-color="true" style:font-name="Arial" fo:font-weight="normal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style:font-name="Arial" fo:background-color="transparent"/>
    </style:style>
    <style:style style:name="P11" style:family="paragraph" style:parent-style-name="locatie_20_local">
      <style:text-properties style:font-name="Arial"/>
    </style:style>
    <style:style style:name="P12" style:family="paragraph" style:parent-style-name="Heading">
      <style:text-properties fo:font-size="28pt" style:font-size-asian="28pt" style:font-size-complex="28pt"/>
    </style:style>
    <style:style style:name="P13" style:family="paragraph" style:parent-style-name="Text_20_body">
      <style:text-properties style:font-name="Arial"/>
    </style:style>
    <style:style style:name="P14" style:family="paragraph" style:parent-style-name="Text_20_body">
      <style:text-properties fo:color="#000000" style:font-name="Arial" fo:background-color="transparent"/>
    </style:style>
    <style:style style:name="P15" style:family="paragraph" style:parent-style-name="Text_20_body">
      <style:text-properties style:use-window-font-color="true" style:font-name="Arial" fo:background-color="transparent"/>
    </style:style>
    <style:style style:name="P16" style:family="paragraph" style:parent-style-name="locatie_20_local">
      <style:text-properties style:font-name="Arial"/>
    </style:style>
    <style:style style:name="P17" style:family="paragraph" style:parent-style-name="Standard">
      <style:text-properties style:font-name="Arial"/>
    </style:style>
    <style:style style:name="P18" style:family="paragraph" style:parent-style-name="actie_20_local" style:list-style-name="actie_20_bullet"/>
    <style:style style:name="P19" style:family="paragraph" style:parent-style-name="actie_20_local">
      <style:text-properties style:font-name="Arial"/>
    </style:style>
    <style:style style:name="P20" style:family="paragraph" style:parent-style-name="Heading_20_3">
      <style:text-properties style:font-name="Arial"/>
    </style:style>
    <style:style style:name="P21" style:family="paragraph" style:parent-style-name="Heading_20_3">
      <style:text-properties fo:color="#000000" style:font-name="Arial" fo:background-color="transparent"/>
    </style:style>
    <style:style style:name="P22" style:family="paragraph" style:parent-style-name="Heading_20_3">
      <style:text-properties style:use-window-font-color="true" style:font-name="Arial" fo:background-color="transparen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b3b3b3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en project opzetten</text:p>
      <text:p text:style-name="P3">Er wordt hierbij uitgegaan van Unfuddle als svn server. A</text:p>
      <text:p text:style-name="P3"/>
      <text:h text:style-name="Heading_20_3" text:outline-level="3">1. Export van standaardproject</text:h>
      <text:p text:style-name="P4"/>
      <text:p text:style-name="P3">Maak de map / ga naar de <text:span text:style-name="T3">lege</text:span> map</text:p>
      <text:p text:style-name="P3"/>
      <text:p text:style-name="locatie_20_local"><text:s/>/[project]/www/</text:p>
      <text:p text:style-name="P3"/>
      <text:p text:style-name="P3">Op deze plek komen de vendor-libraries, docs en installscript. Deze bevindt zich in de repo: YF[versie] Project. De url is alleen met streepjes en yuna_ als prefix. <text:line-break/>Dus: yuna_yf<text:span text:style-name="T4">[versie]</text:span>-project</text:p>
      <text:p text:style-name="P3"/>
      <text:list xml:id="list29612465" text:style-name="actie_20_bullet">
        <text:list-item>
          <text:p text:style-name="actie_20_local">Tortoise: Export: http://yuna.unfuddle.com/svn/yuna_yf2-project</text:p>
        </text:list-item>
      </text:list>
      <text:h text:style-name="Heading_20_3" text:outline-level="3">2. Unfuddle</text:h>
      <text:p text:style-name="P3">Ieder project heeft in Unfuddle twee repositories: application en public.</text:p>
      <text:p text:style-name="P3">Als de repo's aan het project 'algemeen' worden gekoppeld heeft iedereen toegang</text:p>
      <text:p text:style-name="P3"/>
      <text:list xml:id="list30219743" text:continue-numbering="true" text:style-name="actie_20_bullet">
        <text:list-item>
          <text:p text:style-name="actie_20_local">Unfuddle (online): maak een nieuwe repository met project 'algemeen'</text:p>
        </text:list-item>
        <text:list-item>
          <text:p text:style-name="actie_20_local">Naam: [Project] Application, Shortcut: [project]-application</text:p>
        </text:list-item>
        <text:list-item>
          <text:p text:style-name="P18">Unfuddle (online): maak een nieuwe repository met project 'algemeen'</text:p>
        </text:list-item>
        <text:list-item>
          <text:p text:style-name="P18">Naam: [Project] Public, Shortcut: [project]-public</text:p>
        </text:list-item>
      </text:list>
      <text:h text:style-name="Heading_20_3" text:outline-level="3">3. Installatie</text:h>
      <text:p text:style-name="P3">In de install.bat file dient de projectnaam ingesteld te worden</text:p>
      <text:p text:style-name="Standard"/>
      <text:p text:style-name="P11"><text:s/>Y:/projects/[project]/www/install.bat</text:p>
      <text:p text:style-name="P4"/>
      <text:list xml:id="list30213405" text:continue-numbering="true" text:style-name="actie_20_bullet">
        <text:list-item>
          <text:p text:style-name="P18"><text:span text:style-name="T2">Texteditor: stel de goede projectnaam in bij “ set destination=[project] “</text:span></text:p>
        </text:list-item>
        <text:list-item>
          <text:p text:style-name="P18"><text:span text:style-name="T2">Belangrijk: geen spaties! </text:span></text:p>
        </text:list-item>
        <text:list-item>
          <text:p text:style-name="P18"><text:span text:style-name="T2">Voorbeeld: set destination=elinea</text:span></text:p>
        </text:list-item>
        <text:list-item>
          <text:p text:style-name="P18"><text:span text:style-name="T2">Save en sluit de file</text:span></text:p>
        </text:list-item>
      </text:list>
      <text:p text:style-name="P3"/>
      <text:p text:style-name="Standard"><text:span text:style-name="T1">In de install.bat file kan nu gerund worden</text:span></text:p>
      <text:p text:style-name="P3"/>
      <text:p text:style-name="P11"><text:s/>Y:/projects/[project]/www/install.bat</text:p>
      <text:p text:style-name="P3"/>
      <text:list xml:id="list30223429" text:continue-numbering="true" text:style-name="actie_20_bullet">
        <text:list-item>
          <text:p text:style-name="P18"><text:span text:style-name="T1">Dubbelklik de install file</text:span></text:p>
        </text:list-item>
      </text:list>
      <text:p text:style-name="P3"><text:soft-page-break/>De Unfuddle repo's worden gekopieerd, er wordt een checkout gedaan van de verschillende repo's en de .htaccess wordt uit docs gekopieerd.</text:p>
      <text:p text:style-name="P3"/>
      <text:h text:style-name="P20" text:outline-level="3">4. Opruimen</text:h>
      <text:p text:style-name="Text_20_body"><text:span text:style-name="T1"/></text:p>
      <text:p text:style-name="P11"><text:s/>Y:/projects/[project]/www/</text:p>
      <text:p text:style-name="P3"/>
      <text:list xml:id="list30224351" text:continue-numbering="true" text:style-name="actie_20_bullet">
        <text:list-item>
          <text:p text:style-name="P18"><text:span text:style-name="T2">Verwijder install.bat</text:span></text:p>
        </text:list-item>
      </text:list>
      <text:h text:style-name="Heading_20_3" text:outline-level="3"/>
      <text:h text:style-name="P21" text:outline-level="3">5. Database</text:h>
      <text:p text:style-name="P14">In /docs staat database.sql. De standaard, schone database.</text:p>
      <text:list xml:id="list30198487" text:continue-numbering="true" text:style-name="actie_20_bullet">
        <text:list-item>
          <text:p text:style-name="actie_20_local">Maak de project-database</text:p>
        </text:list-item>
        <text:list-item>
          <text:p text:style-name="actie_20_local">importeer database.sql</text:p>
        </text:list-item>
      </text:list>
      <text:h text:style-name="P22" text:outline-level="3"/>
      <text:h text:style-name="P22" text:outline-level="3">6. Configuratie</text:h>
      <text:p text:style-name="P15">De gebruikte config is afhankelijk van de variabele APPLICATION_ENV in de .htaccess</text:p>
      <text:p text:style-name="P15">In dit geval 'develop'</text:p>
      <text:p text:style-name="P3"/>
      <text:p text:style-name="P11"><text:s text:c="2"/>/application/common/config/develop/settings.php</text:p>
      <text:p text:style-name="P10"/>
      <text:list xml:id="list30217690" text:continue-numbering="true" text:style-name="actie_20_bullet">
        <text:list-item>
          <text:p text:style-name="actie_20_local">base_url instellen op http://10.0.0.2:8888/projects/[project]/www/site/</text:p>
        </text:list-item>
      </text:list>
      <text:p text:style-name="P15"/>
      <text:p text:style-name="P3"/>
      <text:p text:style-name="P11"><text:s text:c="2"/>/application/common/config/develop_yuna/database.php</text:p>
      <text:p text:style-name="P10"/>
      <text:list xml:id="list30210430" text:continue-numbering="true" text:style-name="actie_20_bullet">
        <text:list-item>
          <text:p text:style-name="actie_20_local">dsn instellen op 'mysql:host=localhost;dbname=[projectdb]'</text:p>
        </text:list-item>
      </text:list>
      <text:p text:style-name="P15"/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Ve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adornments="Ve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ocatie_20_local" style:display-name="locatie local" style:family="paragraph" style:parent-style-name="Standard" style:next-style-name="Standard" style:class="text">
      <style:paragraph-properties fo:margin="100%" fo:margin-left="0.6cm" fo:margin-right="0cm" fo:text-indent="0cm" style:auto-text-indent="false" fo:background-color="#ffff66" fo:padding="0.049cm" fo:border="0.06pt solid #ff6633" style:shadow="none">
        <style:tab-stops/>
        <style:background-image/>
      </style:paragraph-properties>
      <style:text-properties fo:color="#800000" style:font-name="Segoe UI" fo:font-weight="normal" fo:background-color="transparent" style:font-size-asian="10.5pt" style:font-relief="none"/>
    </style:style>
    <style:style style:name="code" style:family="paragraph" style:parent-style-name="Standard" style:class="text" style:master-page-name="">
      <style:paragraph-properties fo:margin="100%" fo:margin-left="1cm" fo:margin-right="0cm" fo:line-height="150%" fo:text-indent="0cm" style:auto-text-indent="false" style:page-number="auto" fo:background-color="#e6e6e6" style:shadow="none">
        <style:tab-stops/>
        <style:background-image/>
      </style:paragraph-properties>
      <style:text-properties fo:color="#355e00" style:font-name="Courier New1" fo:font-size="9pt" style:font-size-asian="9pt" style:font-size-complex="9pt"/>
    </style:style>
    <style:style style:name="locatie_20_online" style:display-name="locatie online" style:family="paragraph" style:parent-style-name="Standard" style:class="text">
      <style:text-properties fo:color="#0000ff" style:font-name="Arial" fo:background-color="transparent"/>
    </style:style>
    <style:style style:name="actie_20_local" style:display-name="actie local" style:family="paragraph" style:parent-style-name="Standard" style:list-style-name="actie_20_bullet" style:class="text" style:master-page-name="">
      <style:paragraph-properties fo:line-height="150%" style:page-number="auto" fo:background-color="#ccccff" fo:padding="0.049cm" fo:border="0.06pt solid #9999cc" style:shadow="none">
        <style:tab-stops/>
        <style:drop-cap/>
        <style:background-image/>
      </style:paragraph-properties>
      <style:text-properties fo:color="#333366" style:font-name="Arial" fo:font-weight="bold" style:font-size-asian="10.5pt"/>
    </style:style>
    <style:style style:name="actie_20_online" style:display-name="actie online" style:family="paragraph" style:parent-style-name="actie_20_local" style:class="text">
      <style:paragraph-properties fo:background-color="#000000" fo:padding="0cm" fo:border="none">
        <style:background-image/>
      </style:paragraph-properties>
      <style:text-properties fo:color="#ffffff" style:font-name="Courier New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ctie_20_bullet" style:display-name="actie bullet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4T10:08:32.84</meta:creation-date>
    <dc:date>2012-11-26T10:07:15.42</dc:date>
    <meta:editing-duration>PT10H49M21S</meta:editing-duration>
    <meta:editing-cycles>24</meta:editing-cycles>
    <meta:generator>LibreOffice/3.5$Windows_x86 LibreOffice_project/281b639-6baa1d3-ef66a77-d866f25-f36d45f</meta:generator>
    <meta:document-statistic meta:table-count="0" meta:image-count="0" meta:object-count="0" meta:page-count="2" meta:paragraph-count="39" meta:word-count="243" meta:character-count="1878" meta:non-whitespace-character-count="1679"/>
  </office:meta>
</office:document-meta>
</file>